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26pt" style:font-size-asian="26pt" style:font-size-complex="26pt"/>
    </style:style>
    <style:style style:name="P2" style:parent-style-name="Heading2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Heading2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Heading2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2" style:parent-style-name="Heading2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Heading2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4" style:parent-style-name="Heading2" style:family="paragraph">
      <style:text-properties fo:font-weight="bold" style:font-weight-asian="bold" style:font-weight-complex="bold" fo:color="#000000" fo:font-size="14pt" style:font-size-asian="14pt" style:font-size-complex="14pt"/>
    </style:style>
  </office:automatic-styles>
  <office:body>
    <office:text text:use-soft-page-breaks="true">
      <text:h text:style-name="P1" text:outline-level="1">Dokumentácia návrhu siete IoT HVAC</text:h>
      <text:h text:style-name="P2" text:outline-level="2">1. Prehľad siete</text:h>
      <text:p text:style-name="Normal">Tento projekt zahŕňa návrh a konfiguráciu bezpečnej siete IoT na ovládanie systémov HVAC v domácom prostredí. Sieť pozostáva z rôznych zariadení IoT, ako sú ventilátory, zvlhčovače, radiátory a klimatizácie. Kľúčovou vlastnosťou je, že sieť IoT je oddelená od rezidentnej siete z dôvodu bezpečnosti a funkčnosti.</text:p>
      <text:p text:style-name="P3">Systém HVAC zahŕňa:</text:p>
      <text:p text:style-name="Normal">10 zariadení IoT: ventilátory, zvlhčovače vzduchu, radiátory a klimatizácie.</text:p>
      <text:p text:style-name="Normal">Server IoT na správu a monitorovanie zariadení, ktorý je umiestnený na diaľku na zvýšenie bezpečnosti.</text:p>
      <text:h text:style-name="P4" text:outline-level="2">2. Návrh a konfigurácia siete</text:h>
      <text:p text:style-name="Normal">Sieť bola navrhnutá tak, aby mala dva izolované segmenty:</text:p>
      <text:p text:style-name="Normal">Sieť IoT: Riadi všetky zariadenia IoT v dome.</text:p>
      <text:p text:style-name="Normal">Sieť rezidentov: Pre bežný prístup na internet v domácnosti a osobné zariadenia (počítače, smartfóny).</text:p>
      <text:p text:style-name="Normal">Obe siete sú oddelené, aby sa zabezpečilo, že potenciálne bezpečnostné zraniteľnosti v rezidentskej sieti neovplyvnia sieť IoT, ktorá ovláda kritickú infraštruktúru, ako je napríklad HVAC.</text:p>
      <text:p text:style-name="P5">Kľúčové zariadenia a konfigurácia:</text:p>
      <text:p text:style-name="P6">Server IoT:</text:p>
      <text:p text:style-name="Normal">IP adresa: Internetový server IoT: IP adresa: IP adresa: 10.1.2.2 s maskou podsiete 255.255.255.0.</text:p>
      <text:p text:style-name="Normal">Tento server spravuje a monitoruje všetky pripojené zariadenia IoT. Je prístupný prostredníctvom webového prehliadača na vzdialené ovládanie a monitorovanie.</text:p>
      <text:p text:style-name="P7">Bezdrôtový smerovač pre sieť IoT:</text:p>
      <text:p text:style-name="Normal">SSID: IOT4G pre 2,4 GHz, IOT5G1a IOT5G2 pre 5 GHz.</text:p>
      <text:p text:style-name="Normal">IP adresa: IP adresa pre 5GHz, 5GHz, 5GHz, 5GHz, 5GHz: 192.168.0.1.</text:p>
      <text:p text:style-name="Normal">Zabezpečenie: WPA2-Personal so šifrovaním AES na bezpečnú komunikáciu.</text:p>
      <text:p text:style-name="Normal">Heslo: HESLICKO.</text:p>
      <text:p text:style-name="Normal">Tento smerovač je zodpovedný za pripojenie všetkých zariadení IoT v domácnosti.</text:p>
      <text:p text:style-name="P8">Sieť pre hostí:</text:p>
      <text:p text:style-name="Normal">SSID: Guest4G pre 2,4 GHz, Guest5G1 a Guest5G2 pre 5 GHz.</text:p>
      <text:p text:style-name="Normal">Zabezpečenie: WPA2-Personal, šifrovanie AES, oddelené SSID na zachovanie integrity.</text:p>
      <text:p text:style-name="Normal">Heslo: HESLICKO1.</text:p>
      <text:p text:style-name="Normal">Sieť pre hostí zabezpečuje, aby návštevníci nemali prístup k hlavnej rezidentnej sieti alebo sieti IoT.</text:p>
      <text:p text:style-name="P9">Domáci sieťový smerovač:</text:p>
      <text:p text:style-name="Normal">Zabezpečuje prístup na internet pre rezidentské zariadenia (počítače, smartfóny) a z bezpečnostných dôvodov je oddelený od siete IoT.</text:p>
      <text:p text:style-name="P10">Zariadenia IoT:</text:p>
      <text:p text:style-name="Normal">Každé zariadenie IoT (napr. klimatizácia, zvlhčovače vzduchu, radiátor) je nakonfigurované na pripojenie k sieti IoT. Tieto zariadenia komunikujú so serverom IoT na diaľkové ovládanie a monitorovanie.</text:p>
      <text:h text:style-name="P11" text:outline-level="2">3. Správa DHCP a IP</text:h>
      <text:p text:style-name="Normal">Smerovač pre sieť IoT používa DHCP na dynamické prideľovanie IP adries zariadeniam IoT, čím zabezpečuje jednoduchú správu a pripojenie. Pomáha to aj pri škálovaní systému, ak sa v budúcnosti pridajú ďalšie zariadenia. Server IoT používa statickú IP na spoľahlivý prístup a vzdialené ovládanie.</text:p>
      <text:h text:style-name="P12" text:outline-level="2">4. Bezpečnostné opatrenia</text:h>
      <text:p text:style-name="Normal">Bezdrôtové zabezpečenie: Na zabezpečenie sietí IoT a hosťovských sietí sa používa WPA2-Personal so šifrovaním AES. Oddelené heslá pre siete IoT a hosťovské siete zabezpečujú, aby neoprávnené zariadenia nezískali prístup do systému.</text:p>
      <text:p text:style-name="Normal">Registrácia zariadenia: Zariadenie sa zaregistruje v sieti Wi-Fi, v ktorej sa nachádza: Všetky zariadenia IoT sú zaregistrované na serveri IoT pomocou svojich špecifických poverení (IP adresa servera, používateľské meno a heslo), čo umožňuje kontrolovaný prístup a zabezpečenie.</text:p>
      <text:p text:style-name="Normal">Segmentácia siete: Oddelením siete IoT a rezidentnej siete akékoľvek narušenie v rezidentnej sieti neohrozí bezpečnosť systému IoT.</text:p>
      <text:p text:style-name="Normal">Vzdialená správa: Server IoT je umiestnený na diaľku, čo pridáva ďalšiu vrstvu ochrany pred fyzickými útokmi a zabezpečuje bezpečné monitorovanie a ovládanie systému mimo miestnej siete.</text:p>
      <text:h text:style-name="P13" text:outline-level="2">5. Potenciálne bezpečnostné riziká</text:h>
      <text:p text:style-name="Normal">Napriek prijatým opatreniam zostáva niekoľko bezpečnostných rizík:</text:p>
      <text:p text:style-name="Normal">Neoprávnený prístup: V prípade zneužitia identifikátora SSID a hesla smerovača by útočník mohol potenciálne získať kontrolu nad zariadeniami IoT. Pravidelné zmeny hesla a monitorovanie siete môžu toto riziko zmierniť.</text:p>
      <text:p text:style-name="Normal">Zraniteľnosť vzdialeného prístupu: Server IoT, ktorý je umiestnený na diaľku, by mohol byť náchylný na útoky, ak sa nezavedú správne opatrenia brány firewall a kontroly prístupu. Zabezpečenie bezpečného prístupu prostredníctvom siete VPN alebo viacfaktorového overovania by mohlo pomôcť znížiť toto riziko.</text:p>
      <text:p text:style-name="Normal">Využitie zariadenia: Samotné zariadenia IoT môžu byť zraniteľné voči zneužitiu alebo škodlivému softvéru. Pravidelné aktualizácie firmvéru sú kľúčové na ochranu týchto zariadení pred napadnutím.</text:p>
      <text:p text:style-name="Normal">Zneužitie siete pre hostí: Ak je zabezpečenie siete pre hostí slabé alebo sa jej heslo zdieľa neopatrne, môže to útočníkom poskytnúť spôsob, ako preniknúť do siete. Odporúča sa zabezpečiť silné nastavenia zabezpečenia hosťovskej siete a pravidelne aktualizovať jej heslo.</text:p>
      <text:h text:style-name="P14" text:outline-level="2">6. Záver</text:h>
      <text:p text:style-name="Normal">Tento návrh siete HVAC IoT zabezpečuje bezpečné a škálovateľné riešenie na ovládanie rôznych domácich zariadení a zároveň ich izoláciu od rezidentnej siete. Použitie silného šifrovania, oddelených identifikátorov SSID a vzdialeného monitorovania pomáha chrániť systém pred potenciálnymi útokmi. Pravidelné aktualizácie firmvéru a hesiel časom udržia bezpečnosť sie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abulka" style:display-name="Tabulka" style:family="paragraph" style:parent-style-name="Normal" style:auto-update="true">
      <style:paragraph-properties fo:text-align="justify" fo:margin-top="0.0555in" fo:margin-bottom="0.0555in" fo:line-height="100%">
        <style:tab-stops>
          <style:tab-stop style:type="char" style:char="." style:position="0.3937in"/>
        </style:tab-stops>
      </style:paragraph-properties>
      <style:text-properties style:font-name="Times New Roman" style:font-name-asian="Times New Roman" fo:font-size="12pt" style:font-size-asian="12pt" style:font-size-complex="10pt" fo:hyphenate="false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kub Kahanec</meta:initial-creator>
    <dc:creator>Jakub Kahanec</dc:creator>
    <meta:creation-date>2025-01-05T13:19:00Z</meta:creation-date>
    <dc:date>2025-01-06T10:56:00Z</dc:date>
    <meta:template xlink:href="Normal" xlink:type="simple"/>
    <meta:editing-cycles>2</meta:editing-cycles>
    <meta:editing-duration>PT2580S</meta:editing-duration>
    <meta:document-statistic meta:page-count="1" meta:paragraph-count="9" meta:word-count="733" meta:character-count="4905" meta:row-count="34" meta:non-whitespace-character-count="4181"/>
  </office:meta>
</office:document-meta>
</file>